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16.944cm" fo:margin-left="0.009cm" fo:margin-top="0cm" fo:margin-bottom="0cm" table:align="left" style:writing-mode="lr-tb"/>
    </style:style>
    <style:style style:name="Table1.A" style:family="table-column">
      <style:table-column-properties style:column-width="1.288cm"/>
    </style:style>
    <style:style style:name="Table1.B" style:family="table-column">
      <style:table-column-properties style:column-width="15.65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Code">
      <style:paragraph-properties fo:margin-left="1.27cm" fo:margin-right="0cm" fo:text-indent="0cm" style:auto-text-indent="false"/>
    </style:style>
    <style:style style:name="P2" style:family="paragraph" style:parent-style-name="Code">
      <style:paragraph-properties fo:margin-left="0cm" fo:margin-right="0cm" fo:text-indent="1.27cm" style:auto-text-indent="false"/>
    </style:style>
    <style:style style:name="P3" style:family="paragraph" style:parent-style-name="Code">
      <style:paragraph-properties fo:margin-top="0cm" fo:margin-bottom="0cm" style:contextual-spacing="false" fo:orphans="2" fo:widows="2"/>
      <style:text-properties fo:font-size="9pt" fo:language="en" fo:country="CA" style:letter-kerning="false" style:font-name-asian="F" style:font-size-asian="9pt" style:language-asian="en" style:country-asian="US" style:font-name-complex="Times New Roman" style:font-size-complex="9pt" style:language-complex="ar" style:country-complex="SA"/>
    </style:style>
    <style:style style:name="P4" style:family="paragraph" style:parent-style-name="Code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1b9204" officeooo:paragraph-rsid="001b9204" style:font-weight-asian="bold" style:font-weight-complex="bold"/>
    </style:style>
    <style:style style:name="P5" style:family="paragraph" style:parent-style-name="EnTeteQuestion" style:list-style-name="">
      <style:paragraph-properties fo:margin-left="0.76cm" fo:margin-right="0cm" fo:text-indent="-0.76cm" style:auto-text-indent="false"/>
    </style:style>
    <style:style style:name="P6" style:family="paragraph" style:parent-style-name="EnTeteQuestion" style:list-style-name="">
      <style:paragraph-properties fo:margin-left="0.76cm" fo:margin-right="0cm" fo:margin-top="0.423cm" fo:margin-bottom="0.212cm" style:contextual-spacing="false" fo:text-indent="-0.76cm" style:auto-text-indent="false"/>
    </style:style>
    <style:style style:name="P7" style:family="paragraph" style:parent-style-name="EnTeteQuestion" style:list-style-name="">
      <style:paragraph-properties fo:margin-left="0cm" fo:margin-right="0cm" fo:text-indent="0cm" style:auto-text-indent="false"/>
    </style:style>
    <style:style style:name="P8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9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0cm" fo:margin-right="0cm" fo:text-indent="1.27cm" style:auto-text-indent="false"/>
    </style:style>
    <style:style style:name="P12" style:family="paragraph" style:parent-style-name="Standard">
      <style:paragraph-properties fo:margin-left="2.752cm" fo:margin-right="0cm" fo:text-indent="-1.501cm" style:auto-text-indent="false"/>
    </style:style>
    <style:style style:name="P13" style:family="paragraph" style:parent-style-name="Standard">
      <style:paragraph-properties fo:margin-top="0.212cm" fo:margin-bottom="0.635cm" style:contextual-spacing="false" fo:padding-left="0cm" fo:padding-right="0cm" fo:padding-top="0cm" fo:padding-bottom="0.035cm" fo:border-left="none" fo:border-right="none" fo:border-top="none" fo:border-bottom="1.5pt solid #000000"/>
    </style:style>
    <style:style style:name="P14" style:family="paragraph" style:parent-style-name="Standard">
      <style:paragraph-properties fo:margin-left="0cm" fo:margin-right="0cm" fo:margin-top="0.212cm" fo:margin-bottom="0.635cm" style:contextual-spacing="false" fo:text-indent="1.27cm" style:auto-text-indent="false" fo:padding-left="0cm" fo:padding-right="0cm" fo:padding-top="0cm" fo:padding-bottom="0.035cm" fo:border-left="none" fo:border-right="none" fo:border-top="none" fo:border-bottom="1.5pt solid #000000"/>
      <style:text-properties fo:language="fr" fo:country="CA" fo:font-weight="bold" officeooo:paragraph-rsid="001b9204" style:font-weight-asian="bold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onsolas" fo:font-size="10pt" style:font-size-asian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onsolas" fo:font-size="9pt" fo:language="fr" fo:country="CA" style:letter-kerning="false" style:font-name-asian="F" style:font-size-asian="9pt" style:language-asian="fr" style:country-asian="FR" style:font-name-complex="Consolas1" style:font-size-complex="9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onsolas" fo:font-size="9pt" fo:language="fr" fo:country="CA" style:letter-kerning="false" style:font-name-asian="F" style:font-size-asian="9pt" style:language-asian="fr" style:country-asian="FR" style:font-name-complex="Consolas1" style:font-size-complex="9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onsolas" fo:font-size="9pt" style:letter-kerning="false" style:font-name-asian="F" style:font-size-asian="9pt" style:language-asian="fr" style:country-asian="FR" style:font-name-complex="Consolas1" style:font-size-complex="9pt" style:language-complex="ar" style:country-complex="SA"/>
    </style:style>
    <style:style style:name="P19" style:family="paragraph" style:parent-style-name="Standard">
      <style:paragraph-properties fo:margin-top="0cm" fo:margin-bottom="0.212cm" style:contextual-spacing="true" fo:orphans="2" fo:widows="2"/>
      <style:text-properties style:font-name="Consolas" fo:font-size="9pt" fo:language="en" fo:country="CA" style:letter-kerning="false" style:font-name-asian="F" style:font-size-asian="9pt" style:language-asian="en" style:country-asian="US" style:font-name-complex="Times New Roman" style:font-size-complex="9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onsolas" fo:font-size="9pt" fo:language="en" fo:country="CA" style:letter-kerning="false" style:font-name-asian="F" style:font-size-asian="9pt" style:language-asian="fr" style:country-asian="FR" style:font-name-complex="Consolas1" style:font-size-complex="9pt" style:language-complex="ar" style:country-complex="SA"/>
    </style:style>
    <style:style style:name="P21" style:family="paragraph" style:parent-style-name="Standard">
      <style:paragraph-properties fo:margin-top="0cm" fo:margin-bottom="0.212cm" style:contextual-spacing="true" fo:orphans="2" fo:widows="2"/>
      <style:text-properties style:font-name="Consolas" fo:font-size="11pt" fo:language="en" fo:country="CA" style:letter-kerning="false" style:font-name-asian="F" style:font-size-asian="11pt" style:language-asian="en" style:country-asian="US" style:font-name-complex="Times New Roman" style:font-size-complex="9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onsolas" fo:font-size="11pt" fo:language="en" fo:country="CA" style:letter-kerning="false" style:font-name-asian="F" style:font-size-asian="11pt" style:language-asian="en" style:country-asian="US" style:font-name-complex="Consolas1" style:font-size-complex="9pt" style:language-complex="ar" style:country-complex="SA" style:font-weight-complex="bold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margin-top="0cm" fo:margin-bottom="0.212cm" style:contextual-spacing="true" fo:orphans="2" fo:widows="2"/>
      <style:text-properties fo:font-size="11pt" fo:language="en" fo:country="CA" style:letter-kerning="false" style:font-name-asian="F" style:font-size-asian="11pt" style:language-asian="en" style:country-asian="US" style:font-name-complex="Times New Roman" style:language-complex="ar" style:country-complex="SA"/>
    </style:style>
    <style:style style:name="T1" style:family="text">
      <style:text-properties fo:font-size="20pt" fo:language="fr" fo:country="CA" style:font-size-asian="20pt" style:font-size-complex="20pt"/>
    </style:style>
    <style:style style:name="T2" style:family="text">
      <style:text-properties fo:font-size="16pt" fo:language="fr" fo:country="CA" style:font-size-asian="16pt" style:font-size-complex="16pt"/>
    </style:style>
    <style:style style:name="T3" style:family="text">
      <style:text-properties fo:language="fr" fo:country="CA"/>
    </style:style>
    <style:style style:name="T4" style:family="text">
      <style:text-properties fo:language="fr" fo:country="CA" fo:font-weight="bold" style:font-weight-asian="bold"/>
    </style:style>
    <style:style style:name="T5" style:family="text">
      <style:text-properties fo:language="fr" fo:country="CA" fo:font-weight="bold" style:font-weight-asian="bold" style:font-weight-complex="bold"/>
    </style:style>
    <style:style style:name="T6" style:family="text">
      <style:text-properties fo:language="fr" fo:country="CA" fo:font-weight="bold" officeooo:rsid="001b9204" style:font-weight-asian="bold" style:font-weight-complex="bold"/>
    </style:style>
    <style:style style:name="T7" style:family="text">
      <style:text-properties fo:language="fr" fo:country="CA" style:font-weight-complex="bold"/>
    </style:style>
    <style:style style:name="T8" style:family="text">
      <style:text-properties fo:language="fr" fo:country="CA" officeooo:rsid="001b9204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language="fr" fo:country="CA" style:font-size-asian="9pt" style:font-size-complex="9pt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15" style:family="text">
      <style:text-properties style:font-name="Consolas" fo:font-size="9pt" style:font-size-asian="9pt" style:font-size-complex="9pt"/>
    </style:style>
    <style:style style:name="T16" style:family="text">
      <style:text-properties style:font-name="Consolas" fo:font-size="9pt" style:font-size-asian="9pt" style:language-asian="fr" style:country-asian="FR" style:font-name-complex="Consolas1" style:font-size-complex="9pt" style:font-weight-complex="bold"/>
    </style:style>
    <style:style style:name="T17" style:family="text">
      <style:text-properties style:font-name="Consolas" fo:font-size="9pt" fo:language="fr" fo:country="CA" fo:font-weight="bold" style:font-size-asian="9pt" style:language-asian="fr" style:country-asian="FR" style:font-weight-asian="bold" style:font-name-complex="Consolas1" style:font-size-complex="9pt"/>
    </style:style>
    <style:style style:name="T18" style:family="text">
      <style:text-properties style:font-name="Consolas" fo:font-size="9pt" fo:language="fr" fo:country="CA" style:font-size-asian="9pt" style:language-asian="fr" style:country-asian="FR" style:font-name-complex="Consolas1" style:font-size-complex="9pt" style:font-weight-complex="bold"/>
    </style:style>
    <style:style style:name="T19" style:family="text">
      <style:text-properties style:font-weight-complex="bold"/>
    </style:style>
    <style:style style:name="T20" style:family="text">
      <style:text-properties fo:language="en" fo:country="CA" style:font-weight-complex="bold"/>
    </style:style>
    <style:style style:name="T21" style:family="text">
      <style:text-properties officeooo:rsid="001b92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INF1600</text:span></text:p>
      <text:p text:style-name="P10"><text:span text:style-name="T2">Devoir 3</text:span></text:p>
      <text:p text:style-name="Standard"><text:span text:style-name="T3">Mon nom de famille est : </text:span><text:span text:style-name="T6">Hannachi</text:span></text:p>
      <text:p text:style-name="Standard"><text:span text:style-name="T3">Mon prénom est : </text:span><text:span text:style-name="T6">Skander</text:span></text:p>
      <text:p text:style-name="Standard"><text:span text:style-name="T3">Mon matricule est : </text:span><text:span text:style-name="T6">2088988</text:span></text:p>
      <text:p text:style-name="Standard"><text:bookmark-start text:name="_Hlk49943773"/><text:span text:style-name="T3">J'affirme sur mon honneur avoir </text:span></text:p>
      <text:p text:style-name="P11"><text:span text:style-name="T3">Option 1 : fait ce devoir sans l'aide de personne.</text:span><text:bookmark-end text:name="_Hlk49943773"/></text:p>
      <text:p text:style-name="P12"><text:span text:style-name="T3">Option 2 : travaillé sur ce devoir avec l’aide d’autres personnes ; néanmoins, les réponses que je soumets sont les miennes, écrites de main, et reflètent ma compréhension.</text:span></text:p>
      <text:p text:style-name="P13"><text:span text:style-name="T3">Réécrivez la phrase avec l’option qui s’applique à vous:</text:span></text:p>
      <text:p text:style-name="P14"><text:span text:style-name="T21">J’ai </text:span>fait ce devoir sans l'aide de personne.</text:p>
      <text:p text:style-name="P5"><text:span text:style-name="T5">Exercice 1 :</text:span></text:p>
      <text:p text:style-name="P7"><text:span text:style-name="T3">Considérez le code de l’Annexe 1. Donnez la taille de la classe </text:span><text:span text:style-name="Code_20_Char"><text:span text:style-name="T3">XY</text:span></text:span><text:span text:style-name="T3"> si on remplace les lignes A et B par les lignes ci-après respectivement :</text:span></text:p>
      <text:p text:style-name="P1">char f[9]; <text:span text:style-name="T21">== 9 bytes</text:span></text:p>
      <text:p text:style-name="P1"><text:span text:style-name="T9">float </text:span><text:span text:style-name="T10">methode(</text:span><text:span text:style-name="T9">int</text:span><text:span text:style-name="T10"> i, </text:span><text:span text:style-name="T9">int</text:span><text:span text:style-name="T10"> j) </text:span><text:span text:style-name="T9">const</text:span><text:span text:style-name="T10">;</text:span></text:p>
      <text:p text:style-name="P1"><text:span text:style-name="T10"/></text:p>
      <text:p text:style-name="P4"><text:span text:style-name="T10">On trouverait donc 20 bytes pour la taille de cette classe.</text:span></text:p>
      <text:p text:style-name="P6"><text:span text:style-name="T5">Exercice 2 :</text:span></text:p>
      <text:p text:style-name="P7"><text:span text:style-name="T3">Considérez le code de l’Annexe 1. Donnez la taille de la classe </text:span><text:span text:style-name="Code_20_Char"><text:span text:style-name="T3">XY</text:span></text:span><text:span text:style-name="T3"> si on remplace les lignes A et B par les lignes ci-après respectivement :</text:span></text:p>
      <text:p text:style-name="P1">char * f;</text:p>
      <text:p text:style-name="P1"><text:span text:style-name="T9">virtual float </text:span><text:span text:style-name="T10">methode(</text:span><text:span text:style-name="T9">int</text:span><text:span text:style-name="T10"> i, </text:span><text:span text:style-name="T9">int</text:span><text:span text:style-name="T10"> j) </text:span><text:span text:style-name="T9">const</text:span><text:span text:style-name="T10">;</text:span></text:p>
      <text:p text:style-name="P1"><text:span text:style-name="T10"/></text:p>
      <text:p text:style-name="P4"><text:span text:style-name="T10">On trouverait donc 20 bytes aussi pour la taille de cette classe.</text:span></text:p>
      <text:p text:style-name="P6"><text:span text:style-name="T5">Exercice 3 :</text:span></text:p>
      <text:p text:style-name="Standard"><text:span text:style-name="T3">Quelle serait la taille de la classe </text:span><text:span text:style-name="Code_20_Char"><text:span text:style-name="T3">XY</text:span></text:span><text:span text:style-name="T3"> si on lui ajoutait la méthode virtuelle suivante :</text:span></text:p>
      <text:p text:style-name="P2"><text:span text:style-name="T13">virtual float</text:span> calculs(<text:span text:style-name="T13">float</text:span> f1, <text:span text:style-name="T13">float</text:span> f2) <text:span text:style-name="T13">const</text:span>;</text:p>
      <text:p text:style-name="P2"/>
      <text:p text:style-name="P4"><text:span text:style-name="T10">On trouverait donc 16 bytes pour la taille de cette classe.</text:span></text:p>
      <text:p text:style-name="P15"/>
      <text:p text:style-name="P23"><text:span text:style-name="T14">Annexe 1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Ligne</text:p>
          </table:table-cell>
          <table:table-cell table:style-name="Table1.A1" office:value-type="string">
            <text:p text:style-name="P24">Code C++</text:p>
          </table:table-cell>
        </table:table-row>
        <table:table-row table:style-name="Table1.1">
          <table:table-cell table:style-name="Table1.A1" office:value-type="string">
            <text:p text:style-name="P19">01</text:p>
            <text:p text:style-name="P19">02</text:p>
            <text:p text:style-name="P19">03</text:p>
            <text:p text:style-name="P19">04</text:p>
            <text:p text:style-name="P19">05</text:p>
            <text:p text:style-name="P19">06</text:p>
            <text:p text:style-name="P19">07</text:p>
            <text:p text:style-name="P19">08</text:p>
            <text:p text:style-name="P19">09</text:p>
            <text:p text:style-name="P19">10</text:p>
            <text:p text:style-name="P19">11</text:p>
            <text:p text:style-name="P19">12</text:p>
            <text:p text:style-name="P19">13</text:p>
            <text:p text:style-name="P19">14</text:p>
            <text:p text:style-name="P21"/>
          </table:table-cell>
          <table:table-cell table:style-name="Table1.A1" office:value-type="string">
            <text:p text:style-name="P20"><text:span text:style-name="T12">class</text:span><text:span text:style-name="T19"> XY{</text:span></text:p>
            <text:p text:style-name="P20"><text:span text:style-name="T12">private</text:span><text:span text:style-name="T19">:</text:span></text:p>
            <text:p text:style-name="P20"><text:span text:style-name="T19"><text:s text:c="3"/></text:span><text:span text:style-name="T12">char</text:span><text:span text:style-name="T19"> <text:s/>c1;</text:span></text:p>
            <text:p text:style-name="P20"><text:span text:style-name="T19"><text:s text:c="3"/></text:span><text:span text:style-name="T12">short</text:span><text:span text:style-name="T19"> s1;</text:span></text:p>
            <text:p text:style-name="P20"><text:span text:style-name="T19"><text:s text:c="3"/></text:span><text:span text:style-name="T12">int</text:span><text:span text:style-name="T19"> <text:s text:c="2"/>i1;</text:span></text:p>
            <text:p text:style-name="P20"><text:span text:style-name="T19"><text:s text:c="3"/></text:span><text:span text:style-name="T12">short</text:span><text:span text:style-name="T19"> s2;</text:span></text:p>
            <text:p text:style-name="P18"><text:span text:style-name="T20"><text:s text:c="3"/></text:span><text:span text:style-name="T4">char</text:span><text:span text:style-name="T7"> <text:s/>c2;</text:span></text:p>
            <text:p text:style-name="P16"><text:span text:style-name="T12"><text:s text:c="3"/>ligne A <text:s text:c="12"/>// ligne que vous devez remplacer pour répondre aux questions</text:span></text:p>
            <text:p text:style-name="P20"><text:span text:style-name="T12">public</text:span><text:span text:style-name="T19">:</text:span></text:p>
            <text:p text:style-name="P20"><text:span text:style-name="T19"><text:s text:c="3"/></text:span><text:span text:style-name="T12">void</text:span><text:span text:style-name="T19"> XY();</text:span></text:p>
            <text:p text:style-name="P20"><text:span text:style-name="T19"><text:s text:c="3"/></text:span><text:bookmark-start text:name="_Hlk70694961"/><text:span text:style-name="T12">void</text:span><text:span text:style-name="T19"> XY(</text:span><text:span text:style-name="T12">char</text:span><text:span text:style-name="T19"> c1_, </text:span><text:span text:style-name="T12">char</text:span><text:span text:style-name="T19"> c_2, </text:span><text:span text:style-name="T12">short</text:span><text:span text:style-name="T19"> s1_, </text:span><text:span text:style-name="T12">short</text:span><text:span text:style-name="T19"> s2_, </text:span><text:span text:style-name="T12">int</text:span><text:span text:style-name="T19"> i1_);</text:span><text:bookmark-end text:name="_Hlk70694961"/></text:p>
            <text:p text:style-name="P18"><text:span text:style-name="T20"><text:s text:c="3"/></text:span><text:bookmark-start text:name="_Hlk70694967"/><text:span text:style-name="T4">void</text:span><text:span text:style-name="T7"> ~XY();</text:span><text:bookmark-end text:name="_Hlk70694967"/></text:p>
            <text:p text:style-name="P16"><text:span text:style-name="T19"><text:s text:c="3"/></text:span><text:span text:style-name="T12">ligne B <text:s text:c="12"/>// ligne que vous devez remplacer pour répondre aux questions</text:span></text:p>
            <text:p text:style-name="P17">};</text:p>
            <text:p text:style-name="P22"/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CA" style:letter-kerning="false" style:font-name-asian="F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CA" style:letter-kerning="false" style:font-name-asian="F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10%" fo:text-align="justify" style:justify-single-word="false" fo:orphans="2" fo:widows="2" style:writing-mode="lr-tb"/>
      <style:text-properties style:font-name="Times New Roman1" fo:font-family="'Times New Roman'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423cm" style:contextual-spacing="false" fo:keep-with-next="always"/>
      <style:text-properties fo:font-size="16pt" fo:font-weight="bold" style:letter-kerning="true" style:font-name-asian="F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fo:font-weight="bold" style:font-name-asian="F" style:font-family-generic-asian="system" style:font-pitch-asian="variable" style:font-size-asian="14pt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style:font-name-asian="F" style:font-family-generic-asian="system" style:font-pitch-asian="variable" style:font-size-complex="11pt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libri Light" fo:font-family="'Calibri Light'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size-complex="16pt" style:font-weight-complex="bold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libri Light" fo:font-family="'Calibri Light'" style:font-family-generic="roman" style:font-pitch="variable" style:font-name-asian="F" style:font-family-generic-asian="system" style:font-pitch-asian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Quote" style:family="paragraph" style:parent-style-name="Standard" style:nex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itle1" style:family="paragraph" style:parent-style-name="Standard" style:default-outline-level="">
      <style:paragraph-properties fo:margin-top="0.494cm" fo:margin-bottom="0.494cm" style:contextual-spacing="false"/>
      <style:text-properties style:font-name-asian="Times New Roman" style:font-family-asian="'Times New Roman'" style:font-family-generic-asian="system" style:font-pitch-asian="variable" style:language-asian="en" style:country-asian="CA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-asian="Times New Roman" style:font-family-asian="'Times New Roman'" style:font-family-generic-asian="system" style:font-pitch-asian="variable" style:language-asian="en" style:country-asian="CA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CA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Code" style:family="paragraph" style:parent-style-name="Standard" style:default-outline-level="">
      <style:paragraph-properties fo:margin-top="0cm" fo:margin-bottom="0cm" style:contextual-spacing="false"/>
      <style:text-properties style:font-name="Consolas" fo:font-family="Consolas" style:font-family-generic="roman" style:font-pitch="variable" fo:font-size="10pt" style:font-size-asian="10pt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TeteQuestion" style:family="paragraph" style:parent-style-name="Standard" style:default-outline-level="" style:list-style-name="WWNum9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libri Light" fo:font-family="'Calibri Light'" style:font-family-generic="roman" style:font-pitch="variable" style:font-name-asian="F" style:font-family-generic-asian="system" style:font-pitch-asian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loext:opacity="100%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libri Light" fo:font-family="'Calibri Light'" style:font-family-generic="roman" style:font-pitch="variable" fo:font-size="12pt" fo:font-style="italic" fo:font-weight="bold" style:font-name-asian="F" style:font-family-generic-asian="system" style:font-pitch-asian="variable" style:font-size-asian="12pt" style:font-style-asian="italic" style:font-weight-asian="bold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CA" style:font-name-complex="Courier New1" style:font-family-complex="'Courier New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1" fo:font-family="'Times New Roman'" style:font-family-generic="roman" style:font-pitch="variable" style:font-size-complex="12pt"/>
    </style:style>
    <style:style style:name="Footer_20_Char" style:display-name="Footer Char" style:family="text" style:parent-style-name="Default_20_Paragraph_20_Font">
      <style:text-properties style:font-name="Times New Roman1" fo:font-family="'Times New Roman'" style:font-family-generic="roman" style:font-pitch="variable" style:font-size-complex="12pt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2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0070c0" loext:opacity="100%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Exercise %1%." style:num-prefix="Exercise 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ize="9pt" fo:language="fr" fo:country="CA" style:font-size-asian="9pt" style:font-size-complex="9pt"/>
    </style:style>
    <style:style style:name="MT2" style:family="text">
      <style:text-properties fo:font-size="9pt" style:font-size-asian="9pt" style:font-size-complex="9pt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olytechnique Montréal<text:tab/><text:tab/>Département de Génie Informatique et Génie Logiciel</text:span></text:p>
      </style:header>
      <style:footer>
        <text:p text:style-name="MP2"><text:span text:style-name="MT2">INF1600: Devoir 3<text:tab/></text:span><text:span text:style-name="MT2"><text:page-number text:select-page="current">2</text:page-number></text:span><text:span text:style-name="MT2">/</text:span><text:span text:style-name="MT2"><text:page-count>2</text:page-count></text:span><text:span text:style-name="MT2"><text:tab/>Hiver 202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F1600 - Devoir 03</dc:title>
    <meta:initial-creator>Tarek Ould Bachir</meta:initial-creator>
    <meta:editing-cycles>113</meta:editing-cycles>
    <meta:print-date>2022-03-09T18:48:00</meta:print-date>
    <meta:creation-date>2020-09-02T20:34:00</meta:creation-date>
    <dc:date>2022-03-15T22:31:39.016462888</dc:date>
    <meta:editing-duration>P1DT19H8M41S</meta:editing-duration>
    <meta:generator>LibreOffice/7.2.5.2$Linux_X86_64 LibreOffice_project/20$Build-2</meta:generator>
    <meta:document-statistic meta:table-count="1" meta:image-count="0" meta:object-count="0" meta:page-count="2" meta:paragraph-count="57" meta:word-count="310" meta:character-count="1695" meta:non-whitespace-character-count="1382"/>
    <meta:user-defined meta:name="AppVersion">16.0000</meta:user-defined>
    <meta:template xlink:type="simple" xlink:actuate="onRequest" xlink:title="Normal.dotm" xlink:href=""/>
  </office:meta>
</office:document-meta>
</file>